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21pt"/>
    </style:style>
    <style:style style:name="co2" style:family="table-column">
      <style:table-column-properties fo:break-before="auto" style:column-width="63.69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99.89pt"/>
    </style:style>
    <style:style style:name="co5" style:family="table-column">
      <style:table-column-properties fo:break-before="auto" style:column-width="128.04pt"/>
    </style:style>
    <style:style style:name="co6" style:family="table-column">
      <style:table-column-properties fo:break-before="auto" style:column-width="123.6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74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area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e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2" table:default-cell-style-name="Default"/>
        <table:table-column table:style-name="co8" table:number-columns-repeated="1005" table:default-cell-style-name="Default"/>
        <table:table-row table:style-name="ro1">
          <table:table-cell table:style-name="ce1"/>
          <table:table-cell table:style-name="ce1" office:value-type="string" calcext:value-type="string">
            <text:p>CPU C=</text:p>
          </table:table-cell>
          <table:table-cell table:style-name="ce7" office:value-type="float" office:value="12" calcext:value-type="float">
            <office:annotation draw:style-name="gr2" draw:text-style-name="P3" svg:width="507pt" svg:height="25.48pt" svg:x="228.19pt" svg:y="22.51pt" draw:caption-point-x="-11.54pt" draw:caption-point-y="-22.22pt">
              <dc:date>2022-03-01T00:00:00</dc:date>
              <text:p text:style-name="P2">Number of available CPUs in the test machine</text:p>
            </office:annotation>
            <text:p>12</text:p>
          </table:table-cell>
          <table:table-cell table:style-name="ce11" office:value-type="string" calcext:value-type="string" table:number-columns-spanned="4" table:number-rows-spanned="1">
            <text:p>optimizations</text:p>
          </table:table-cell>
          <table:covered-table-cell table:number-columns-repeated="2" table:style-name="ce12"/>
          <table:covered-table-cell table:style-name="ce14"/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Level:</text:p>
          </table:table-cell>
          <table:table-cell table:style-name="ce8" office:value-type="string" calcext:value-type="string">
            <office:annotation draw:style-name="gr2" draw:text-style-name="P3" svg:width="507pt" svg:height="25.48pt" svg:x="228.19pt" svg:y="37.5pt" draw:caption-point-x="-11.54pt" draw:caption-point-y="-22.22pt">
              <dc:date>2022-03-01T00:00:00</dc:date>
              <text:p text:style-name="P2">Serial</text:p>
            </office:annotation>
            <text:p>S</text:p>
          </table:table-cell>
          <table:table-cell table:style-name="ce8" office:value-type="string" calcext:value-type="string">
            <office:annotation draw:style-name="gr2" draw:text-style-name="P3" svg:width="464.14pt" svg:height="25.48pt" svg:x="328.08pt" svg:y="37.5pt" draw:caption-point-x="-11.54pt" draw:caption-point-y="-22.22pt">
              <dc:date>2022-03-01T00:00:00</dc:date>
              <text:p text:style-name="P2">Serial version</text:p>
            </office:annotation>
            <text:p>serial</text:p>
          </table:table-cell>
          <table:table-cell table:style-name="ce8" office:value-type="string" calcext:value-type="string">
            <office:annotation draw:style-name="gr2" draw:text-style-name="P3" svg:width="393.14pt" svg:height="25.48pt" svg:x="456.15pt" svg:y="37.5pt" draw:caption-point-x="-11.54pt" draw:caption-point-y="-22.22pt">
              <dc:date>2022-03-01T00:00:00</dc:date>
              <text:p text:style-name="P2">Concurrent version (Pthread)</text:p>
            </office:annotation>
            <text:p>cond safe (pthread)</text:p>
          </table:table-cell>
          <table:table-cell table:style-name="ce8" office:value-type="string" calcext:value-type="string">
            <office:annotation draw:style-name="gr3" draw:text-style-name="P3" svg:width="326.55pt" svg:height="45.92pt" svg:x="579.8pt" svg:y="34.78pt" draw:caption-point-x="-11.54pt" draw:caption-point-y="-19.5pt">
              <dc:date>2022-03-01T00:00:00</dc:date>
              <text:p text:style-name="P2">[Optional]</text:p>
              <text:p text:style-name="P2">Dynamic mapping of more grained decomposition (leave empty if you skipped this version)</text:p>
            </office:annotation>
            <text:p>prodcons (OMP)</text:p>
          </table:table-cell>
          <table:table-cell table:style-name="ce8" office:value-type="string" calcext:value-type="string">
            <office:annotation draw:style-name="gr2" draw:text-style-name="P3" svg:width="228.19pt" svg:height="25.48pt" svg:x="735.19pt" svg:y="37.5pt" draw:caption-point-x="-11.54pt" draw:caption-point-y="-22.22pt">
              <dc:date>2022-03-01T00:00:00</dc:date>
              <text:p text:style-name="P2">Free proposal</text:p>
            </office:annotation>
            <text:p>server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Test File</text:p>
          </table:table-cell>
          <table:table-cell table:style-name="ce2" office:value-type="string" calcext:value-type="string">
            <text:p>Threads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formula="of:=[.$C$1]" office:value-type="float" office:value="12" calcext:value-type="float">
            <text:p>12</text:p>
          </table:table-cell>
          <table:table-cell table:style-name="ce8" table:formula="of:=[.$C$1]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3" office:value-type="string" calcext:value-type="string">
            <office:annotation draw:style-name="gr4" draw:text-style-name="P3" svg:width="348.72pt" svg:height="25.51pt" svg:x="107.43pt" svg:y="67.49pt" draw:caption-point-x="-11.54pt" draw:caption-point-y="-22.22pt">
              <dc:date>2022-03-01T00:00:00</dc:date>
              <text:p text:style-name="P2">Type the test case used to measure the performance</text:p>
            </office:annotation>
            <text:p>input023</text:p>
          </table:table-cell>
          <table:table-cell table:style-name="ce5" office:value-type="string" calcext:value-type="string">
            <text:p>Duration</text:p>
          </table:table-cell>
          <table:table-cell table:style-name="ce9" office:value-type="float" office:value="792.413" calcext:value-type="float">
            <office:annotation draw:style-name="gr4" draw:text-style-name="P3" svg:width="507pt" svg:height="25.51pt" svg:x="228.19pt" svg:y="67.49pt" draw:caption-point-x="-11.54pt" draw:caption-point-y="-22.22pt">
              <dc:date>2022-03-01T00:00:00</dc:date>
              <text:p text:style-name="P2">Duration in seconds running with no thread support (main thread calculates everything)</text:p>
            </office:annotation>
            <text:p>792.41</text:p>
          </table:table-cell>
          <table:table-cell table:style-name="ce9" office:value-type="float" office:value="792.413" calcext:value-type="float">
            <text:p>792.41</text:p>
          </table:table-cell>
          <table:table-cell table:style-name="ce9" office:value-type="float" office:value="249.303" calcext:value-type="float">
            <text:p>249.30</text:p>
          </table:table-cell>
          <table:table-cell table:style-name="ce9" office:value-type="float" office:value="203.07" calcext:value-type="float">
            <text:p>203.07</text:p>
          </table:table-cell>
          <table:table-cell table:style-name="ce9" office:value-type="float" office:value="103.29" calcext:value-type="float">
            <text:p>103.29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Input Size:</text:p>
          </table:table-cell>
          <table:table-cell table:style-name="ce6" office:value-type="string" calcext:value-type="string">
            <text:p>Speedup</text:p>
          </table:table-cell>
          <table:table-cell table:style-name="ce10">
            <office:annotation draw:style-name="gr4" draw:text-style-name="P3" svg:width="507pt" svg:height="25.51pt" svg:x="228.19pt" svg:y="82.49pt" draw:caption-point-x="-11.54pt" draw:caption-point-y="-22.22pt">
              <dc:date>2022-03-01T00:00:00</dc:date>
              <text:p text:style-name="P2">Type formula here to calculate the speedup relative to the serial version</text:p>
            </office:annotation>
          </table:table-cell>
          <table:table-cell table:style-name="ce10" table:formula="of:=[.C4]/[.D4]" office:value-type="float" office:value="1" calcext:value-type="float">
            <text:p>1.00</text:p>
          </table:table-cell>
          <table:table-cell table:style-name="ce10" table:formula="of:=[.C4]/[.E4]" office:value-type="float" office:value="3.178513696" calcext:value-type="float">
            <text:p>3.18</text:p>
          </table:table-cell>
          <table:table-cell table:style-name="ce10" table:formula="of:=[.C4]/[.F4]" office:value-type="float" office:value="3.902166741" calcext:value-type="float">
            <text:p>3.90</text:p>
          </table:table-cell>
          <table:table-cell table:style-name="ce10" table:formula="of:=[.C4]/[.G4]" office:value-type="float" office:value="7.67173008" calcext:value-type="float">
            <text:p>7.67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office:annotation draw:style-name="gr2" draw:text-style-name="P3" svg:width="348.72pt" svg:height="32.51pt" svg:x="107.43pt" svg:y="94pt" draw:caption-point-x="-11.54pt" draw:caption-point-y="-18.74pt">
              <dc:date>2022-03-01T00:00:00</dc:date>
              <text:p text:style-name="P2">Type here the input size of the test case used to measure performance.</text:p>
            </office:annotation>
            <text:p>53</text:p>
          </table:table-cell>
          <table:table-cell table:style-name="ce6" office:value-type="string" calcext:value-type="string">
            <text:p>Efficiency</text:p>
          </table:table-cell>
          <table:table-cell table:style-name="ce10">
            <office:annotation draw:style-name="gr2" draw:text-style-name="P3" svg:width="507pt" svg:height="25.48pt" svg:x="228.19pt" svg:y="97.51pt" draw:caption-point-x="-11.54pt" draw:caption-point-y="-22.25pt">
              <dc:date>2022-03-01T00:00:00</dc:date>
              <text:p text:style-name="P2">Type formula here to calculate the efficiency relative to the serial version</text:p>
            </office:annotation>
          </table:table-cell>
          <table:table-cell table:style-name="ce10" table:formula="of:=[.C4]/([.D4]*[.D3])" office:value-type="float" office:value="1" calcext:value-type="float">
            <text:p>1.00</text:p>
          </table:table-cell>
          <table:table-cell table:style-name="ce10" table:formula="of:=[.C4]/([.E4]*[.E3])" office:value-type="float" office:value="0.2648761413" calcext:value-type="float">
            <text:p>0.26</text:p>
          </table:table-cell>
          <table:table-cell table:style-name="ce10" table:formula="of:=[.C4]/([.F4]*[.F3])" office:value-type="float" office:value="0.3251805617" calcext:value-type="float">
            <text:p>0.33</text:p>
          </table:table-cell>
          <table:table-cell table:style-name="ce10" table:formula="of:=[.C4]/([.G4]*[.G3])" office:value-type="float" office:value="0.191793252" calcext:value-type="float">
            <text:p>0.19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4">
            <draw:frame table:end-cell-address="Tareas.F30" table:end-x="95.07pt" table:end-y="1.5pt" draw:z-index="0" draw:name="Chart 1" draw:style-name="gr1" draw:text-style-name="P1" svg:width="539.97pt" svg:height="344.21pt" svg:x="0pt" svg:y="9.01pt">
              <draw:object draw:notify-on-update-of-ranges="Tareas.D2:Tareas.G2 Tareas.D4:Tareas.G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4"/>
          <table:table-cell table:style-name="ce4">
            <draw:frame table:end-cell-address="Tareas.N30" table:end-x="37.9pt" table:end-y="1.5pt" draw:z-index="1" draw:name="Chart 2" draw:style-name="gr1" draw:text-style-name="P1" svg:width="539.97pt" svg:height="344.21pt" svg:x="119.25pt" svg:y="9.01pt">
              <draw:object draw:notify-on-update-of-ranges="Tareas.D2:Tareas.G2 Tareas.D5:Tareas.G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" table:number-columns-repeated="13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<text:s text:c="7"/></text:p>
          </table:table-cell>
          <table:table-cell table:style-name="ce4" table:number-columns-repeated="17"/>
          <table:table-cell table:number-columns-repeated="1005"/>
        </table:table-row>
        <table:table-row table:style-name="ro1" table:number-rows-repeated="4">
          <table:table-cell table:style-name="ce4" table:number-columns-repeated="19"/>
          <table:table-cell table:number-columns-repeated="1005"/>
        </table:table-row>
        <table:table-row table:style-name="ro1" table:number-rows-repeated="2">
          <table:table-cell table:style-name="ce4" table:number-columns-repeated="19"/>
          <table:table-cell table:number-columns-repeated="1005"/>
        </table:table-row>
        <table:table-row table:style-name="ro1" table:number-rows-repeated="6">
          <table:table-cell table:style-name="ce4" table:number-columns-repeated="19"/>
          <table:table-cell table:number-columns-repeated="1005"/>
        </table:table-row>
        <table:table-row table:style-name="ro2" table:number-rows-repeated="7">
          <table:table-cell table:style-name="ce4" table:number-columns-repeated="19"/>
          <table:table-cell table:number-columns-repeated="1005"/>
        </table:table-row>
        <table:table-row table:style-name="ro2">
          <table:table-cell table:style-name="ce4" table:number-columns-repeated="2"/>
          <table:table-cell/>
          <table:table-cell table:style-name="ce4" table:number-columns-repeated="16"/>
          <table:table-cell table:number-columns-repeated="1005"/>
        </table:table-row>
        <table:table-row table:style-name="ro2">
          <table:table-cell table:style-name="ce4" table:number-columns-repeated="19"/>
          <table:table-cell table:number-columns-repeated="1005"/>
        </table:table-row>
        <table:table-row table:style-name="ro2">
          <table:table-cell table:style-name="ce4" table:number-columns-repeated="5"/>
          <table:table-cell table:style-name="ce13" office:value-type="string" calcext:value-type="string">
            <text:p><text:s text:c="3"/></text:p>
          </table:table-cell>
          <table:table-cell table:style-name="ce13"/>
          <table:table-cell table:style-name="ce4" table:number-columns-repeated="12"/>
          <table:table-cell table:number-columns-repeated="1005"/>
        </table:table-row>
        <table:table-row table:style-name="ro2" table:number-rows-repeated="97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2pt" fo:font-weight="bold" style:font-family-asian="Calibri" style:font-size-asian="12pt" style:font-weight-asian="bold" style:font-family-complex="Calibri" style:font-size-complex="12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8pt" fo:font-weight="bold" style:font-family-asian="Calibri" style:font-size-asian="18pt" style:font-weight-asian="bold" style:font-family-complex="Calibri" style:font-size-complex="18pt" style:font-weight-complex="bold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0b539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9.05cm" svg:height="12.144cm" xlink:href=".." xlink:type="simple" chart:class="chart:bar" chart:style-name="ch1">
        <chart:legend chart:legend-position="end" svg:x="15.57cm" svg:y="5.132cm" style:legend-expansion="high" chart:style-name="ch2"/>
        <chart:plot-area chart:style-name="ch3" table:cell-range-address="Tareas.D2:Tareas.G2 Tareas.D4:Tareas.G4" chart:data-source-has-labels="both" svg:x="0.381cm" svg:y="0.242cm" svg:width="14.808cm" svg:height="11.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475cm" svg:y="0.242cm" svg:width="13.661cm" svg:height="8.48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Tareas.D2:Tareas.G2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Tareas.D4:Tareas.G4" loext:label-string="&quot;Duration (seconds)&quot;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 (seconds)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Tareas.D2:Tareas.G2</svg:desc>
                </draw:g>
              </table:table-cell>
              <table:table-cell office:value-type="float" office:value="792.413">
                <text:p>792.413</text:p>
                <draw:g>
                  <svg:desc>Tareas.D4:Tareas.G4</svg:desc>
                </draw:g>
              </table:table-cell>
            </table:table-row>
            <table:table-row>
              <table:table-cell office:value-type="string">
                <text:p>cond safe (pthread)</text:p>
              </table:table-cell>
              <table:table-cell office:value-type="float" office:value="249.303">
                <text:p>249.303</text:p>
              </table:table-cell>
            </table:table-row>
            <table:table-row>
              <table:table-cell office:value-type="string">
                <text:p>prodcons (OMP)</text:p>
              </table:table-cell>
              <table:table-cell office:value-type="float" office:value="203.07">
                <text:p>203.07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2pt" fo:font-weight="bold" style:font-family-asian="Calibri" style:font-size-asian="12pt" style:font-weight-asian="bold" style:font-family-complex="Calibri" style:font-size-complex="12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8pt" fo:font-weight="bold" style:font-family-asian="Calibri" style:font-size-asian="18pt" style:font-weight-asian="bold" style:font-family-complex="Calibri" style:font-size-complex="18pt" style:font-weight-complex="bold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6aa84f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9.05cm" svg:height="12.144cm" xlink:href=".." xlink:type="simple" chart:class="chart:bar" chart:style-name="ch1">
        <chart:legend chart:legend-position="end" svg:x="15.57cm" svg:y="5.132cm" style:legend-expansion="high" chart:style-name="ch2"/>
        <chart:plot-area chart:style-name="ch3" table:cell-range-address="Tareas.D2:Tareas.G2 Tareas.D5:Tareas.G5" chart:data-source-has-labels="both" svg:x="0.381cm" svg:y="0.242cm" svg:width="14.808cm" svg:height="11.6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842cm" svg:y="0.242cm" svg:width="14.292cm" svg:height="8.48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Tareas.D2:Tareas.G2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Tareas.D5:Tareas.G5" loext:label-string="&quot;Speedup (times)&quot;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(times)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Tareas.D2:Tareas.G2</svg:desc>
                </draw:g>
              </table:table-cell>
              <table:table-cell office:value-type="float" office:value="1">
                <text:p>1</text:p>
                <draw:g>
                  <svg:desc>Tareas.D5:Tareas.G5</svg:desc>
                </draw:g>
              </table:table-cell>
            </table:table-row>
            <table:table-row>
              <table:table-cell office:value-type="string">
                <text:p>cond safe (pthread)</text:p>
              </table:table-cell>
              <table:table-cell office:value-type="float" office:value="3.178513696">
                <text:p>3.178513696</text:p>
              </table:table-cell>
            </table:table-row>
            <table:table-row>
              <table:table-cell office:value-type="string">
                <text:p>prodcons (OMP)</text:p>
              </table:table-cell>
              <table:table-cell office:value-type="float" office:value="3.902166741">
                <text:p>3.902166741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7.67173008">
                <text:p>7.67173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